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632" officeooo:paragraph-rsid="00165632"/>
    </style:style>
    <style:style style:name="P2" style:family="paragraph" style:parent-style-name="Standard">
      <style:text-properties officeooo:rsid="0016dea5" officeooo:paragraph-rsid="0016dea5"/>
    </style:style>
    <style:style style:name="P3" style:family="paragraph" style:parent-style-name="Standard">
      <style:text-properties officeooo:rsid="0018552b" officeooo:paragraph-rsid="0018552b"/>
    </style:style>
    <style:style style:name="P4" style:family="paragraph" style:parent-style-name="Standard">
      <style:text-properties officeooo:rsid="0018552b" officeooo:paragraph-rsid="001a0af8"/>
    </style:style>
    <style:style style:name="P5" style:family="paragraph" style:parent-style-name="Standard">
      <style:text-properties officeooo:rsid="001a0e5b" officeooo:paragraph-rsid="001a0e5b"/>
    </style:style>
    <style:style style:name="P6" style:family="paragraph" style:parent-style-name="Standard">
      <style:text-properties officeooo:rsid="001a872d" officeooo:paragraph-rsid="001a872d"/>
    </style:style>
    <style:style style:name="P7" style:family="paragraph" style:parent-style-name="Standard">
      <style:text-properties officeooo:rsid="001ab28d" officeooo:paragraph-rsid="001ab28d"/>
    </style:style>
    <style:style style:name="P8" style:family="paragraph" style:parent-style-name="Standard">
      <style:text-properties officeooo:rsid="001bc9b4" officeooo:paragraph-rsid="001bc9b4"/>
    </style:style>
    <style:style style:name="P9" style:family="paragraph" style:parent-style-name="Standard">
      <style:text-properties officeooo:rsid="001d50c6" officeooo:paragraph-rsid="001d50c6"/>
    </style:style>
    <style:style style:name="P10" style:family="paragraph" style:parent-style-name="Standard">
      <style:text-properties officeooo:rsid="001fdb5a" officeooo:paragraph-rsid="001fdb5a"/>
    </style:style>
    <style:style style:name="P11" style:family="paragraph" style:parent-style-name="Standard">
      <style:text-properties officeooo:rsid="001fdb5a" officeooo:paragraph-rsid="001fdb5a" fo:background-color="#ffff00"/>
    </style:style>
    <style:style style:name="P12" style:family="paragraph" style:parent-style-name="Standard">
      <style:text-properties officeooo:rsid="0023ca13" officeooo:paragraph-rsid="0023ca13" fo:background-color="#ffff00"/>
    </style:style>
    <style:style style:name="P13" style:family="paragraph" style:parent-style-name="Standard">
      <style:text-properties officeooo:rsid="0023ca13" officeooo:paragraph-rsid="0023ca13" fo:background-color="transparent"/>
    </style:style>
    <style:style style:name="P14" style:family="paragraph" style:parent-style-name="Standard">
      <style:text-properties officeooo:rsid="00254462" officeooo:paragraph-rsid="00254462" fo:background-color="transparent"/>
    </style:style>
    <style:style style:name="P15" style:family="paragraph" style:parent-style-name="Standard">
      <style:text-properties officeooo:rsid="0025dc5c" officeooo:paragraph-rsid="0025dc5c" fo:background-color="transparent"/>
    </style:style>
    <style:style style:name="P16" style:family="paragraph" style:parent-style-name="Standard">
      <style:text-properties officeooo:rsid="00274fcb" officeooo:paragraph-rsid="00274fcb" fo:background-color="transparent"/>
    </style:style>
    <style:style style:name="P17" style:family="paragraph" style:parent-style-name="Standard">
      <style:text-properties officeooo:rsid="00296a4d" officeooo:paragraph-rsid="00296a4d" fo:background-color="transparent"/>
    </style:style>
    <style:style style:name="P18" style:family="paragraph" style:parent-style-name="Standard">
      <style:paragraph-properties>
        <style:tab-stops>
          <style:tab-stop style:position="4.075cm"/>
        </style:tab-stops>
      </style:paragraph-properties>
      <style:text-properties officeooo:rsid="0016067b" officeooo:paragraph-rsid="0016067b"/>
    </style:style>
    <style:style style:name="T1" style:family="text">
      <style:text-properties officeooo:rsid="001a0af8"/>
    </style:style>
    <style:style style:name="T2" style:family="text">
      <style:text-properties officeooo:rsid="00282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ade UI using bootstrap’s sample template</text:p>
      <text:p text:style-name="P1">Lightbox2 used and hover effect made</text:p>
      <text:p text:style-name="P1"/>
      <text:p text:style-name="P2"/>
      <text:p text:style-name="P2"/>
      <text:p text:style-name="P2">Dependancies :</text:p>
      <text:p text:style-name="P2"/>
      <text:p text:style-name="P2">installed imagemagick</text:p>
      <text:p text:style-name="P2">apt-get install imagemagick --fix-missing</text:p>
      <text:p text:style-name="P2"/>
      <text:p text:style-name="P2">installed magickwand</text:p>
      <text:p text:style-name="P2"><text:s/>apt-get install libmagickwand-dev</text:p>
      <text:p text:style-name="P2"/>
      <text:p text:style-name="P3">gem install rmagick</text:p>
      <text:p text:style-name="P4">gem install <text:span text:style-name="T1">carrierwave\</text:span></text:p>
      <text:p text:style-name="P5">gem autoprefixer</text:p>
      <text:p text:style-name="P5"/>
      <text:p text:style-name="P5"/>
      <text:p text:style-name="P6">Controllers: Image and categories</text:p>
      <text:p text:style-name="P7">Models: Image and Category</text:p>
      <text:p text:style-name="P7"/>
      <text:p text:style-name="P7">routes: resources</text:p>
      <text:p text:style-name="P7"/>
      <text:p text:style-name="P8">Dynamically added categories to navbar!</text:p>
      <text:p text:style-name="P8"/>
      <text:p text:style-name="P9">Styled form for adding new category</text:p>
      <text:p text:style-name="P9"/>
      <text:p text:style-name="P10"/>
      <text:p text:style-name="P11">removed turbolinks as BS dropdown wasn’t working correctly</text:p>
      <text:p text:style-name="P11"/>
      <text:p text:style-name="P12">To add images!</text:p>
      <text:p text:style-name="P13">rails g uploader image</text:p>
      <text:p text:style-name="P14">uncommented some methods from this file created</text:p>
      <text:p text:style-name="P15">mount_uploader :image, ImageUploader {in the image model}</text:p>
      <text:p text:style-name="P16">made a method which sets fields according to carrierwave gem used, the names we gave to our fields earlier in image model was due to this reason<text:span text:style-name="T2">(carrierwave uses same named fields)</text:span>!</text:p>
      <text:p text:style-name="P16"/>
      <text:p text:style-name="P17">Made image details dynamic, removing the precious html template static 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11:02.411332364</meta:creation-date>
    <dc:date>2018-11-09T23:36:03.831061883</dc:date>
    <meta:editing-duration>PT1H49M4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26" meta:character-count="870" meta:non-whitespace-character-count="766"/>
  </office:meta>
</office:document-meta>
</file>